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9.791cm" style:use-optimal-column-width="false"/>
    </style:style>
    <style:style style:name="co2" style:family="table-column">
      <style:table-column-properties style:column-width="9.882cm" style:use-optimal-column-width="false"/>
    </style:style>
    <style:style style:name="ro1" style:family="table-row">
      <style:table-row-properties style:row-height="13.01cm" style:use-optimal-row-height="false"/>
    </style:style>
    <style:style style:name="ro2" style:family="table-row">
      <style:table-row-properties style:row-height="13.024cm" style:use-optimal-row-height="false"/>
    </style:style>
    <style:style style:name="ce1" style:family="table-cell">
      <loext:graphic-properties draw:fill="solid" draw:fill-color="#3465a4"/>
      <style:paragraph-properties fo:border="0.03pt solid #ffffff"/>
      <style:text-properties fo:font-size="18pt" fo:language="es" fo:country="ES" style:font-size-asian="18pt" style:font-size-complex="18pt"/>
    </style:style>
    <style:style style:name="ce2" style:family="table-cell">
      <loext:graphic-properties draw:fill="solid" draw:fill-color="#3465a4"/>
      <style:paragraph-properties fo:border-left="none" fo:border-right="0.03pt solid #ffffff" fo:border-top="0.03pt solid #ffffff" fo:border-bottom="none"/>
      <style:text-properties fo:font-size="18pt" fo:language="es" fo:country="ES" style:font-size-asian="18pt" style:font-size-complex="18pt"/>
    </style:style>
    <style:style style:name="ce3" style:family="table-cell">
      <loext:graphic-properties draw:fill="solid" draw:fill-color="#3465a4"/>
      <style:paragraph-properties fo:border-left="0.03pt solid #ffffff" fo:border-right="none" fo:border-top="none" fo:border-bottom="0.03pt solid #ffffff"/>
      <style:text-properties fo:font-size="18pt" fo:language="es" fo:country="ES" style:font-size-asian="18pt" style:font-size-complex="18pt"/>
    </style:style>
    <style:style style:name="P1" style:family="paragraph">
      <style:text-properties fo:font-size="18pt" fo:language="es" fo:country="ES" style:font-size-asian="18pt" style:font-size-complex="18pt"/>
    </style:style>
    <style:style style:name="T1" style:family="text">
      <style:text-properties style:text-underline-style="solid" style:text-underline-width="auto" style:text-underline-color="#000000" fo:font-weight="bold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9.672cm" svg:height="26.033cm" svg:x="0.882cm" svg:y="1.01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Debilidades</text:span></text:p>
                <text:p text:style-name="P1"/>
                <text:p text:style-name="P1"><text:span text:style-name="T2">- Estrategia de Marketing Online inmadura</text:span></text:p>
                <text:p text:style-name="P1"><text:span text:style-name="T2"/></text:p>
                <text:p text:style-name="P1"><text:span text:style-name="T2">- Camareros con formación insuficiente sobre los ingredientes y el tipo de cocina que se sirve</text:span></text:p>
              </table:table-cell>
              <table:table-cell table:style-name="ce2">
                <text:p text:style-name="P1"><text:span text:style-name="T1">Amenazas</text:span></text:p>
                <text:p text:style-name="P1"/>
                <text:p text:style-name="P1"><text:span text:style-name="T2">- Dificultad de aparcamiento para los clientes</text:span></text:p>
                <text:p text:style-name="P1"><text:span text:style-name="T2"/></text:p>
                <text:p text:style-name="P1"><text:span text:style-name="T2">- Incremento de los impuestos</text:span></text:p>
                <text:p text:style-name="P1"><text:span text:style-name="T2"/></text:p>
                <text:p text:style-name="P1"><text:span text:style-name="T2">- La normativa sanitaria afecta más durante a varios de los ingredientes</text:span></text:p>
                <text:p text:style-name="P1"><text:span text:style-name="T2"/></text:p>
                <text:p text:style-name="P1"><text:span text:style-name="T2">- Ubicación mejorable, no está situado en la zona más adecuada</text:span></text:p>
                <text:p text:style-name="P1"><text:span text:style-name="T2"/></text:p>
                <text:p text:style-name="P1"><text:span text:style-name="T2">- Ventajas de geolocalización</text:span></text:p>
                <text:p text:style-name="P1"><text:span text:style-name="T2"/></text:p>
                <text:p text:style-name="P1"><text:span text:style-name="T2">- Necesidad de importar muchos productos</text:span></text:p>
                <text:p text:style-name="P1"><text:span text:style-name="T2"/></text:p>
                <text:p text:style-name="P1"><text:span text:style-name="T2">-Horario limitado por el toque de queda hasta las 11 de la noche</text:span></text:p>
              </table:table-cell>
            </table:table-row>
            <table:table-row table:style-name="ro2">
              <table:table-cell table:style-name="ce3">
                <text:p text:style-name="P1"><text:span text:style-name="T1">Fortalezas</text:span></text:p>
                <text:p text:style-name="P1"/>
                <text:p text:style-name="P1"><text:span text:style-name="T2">- Concienciación sobre los derechos de los animales</text:span></text:p>
                <text:p text:style-name="P1"><text:span text:style-name="T2"/></text:p>
                <text:p text:style-name="P1"><text:span text:style-name="T2">- Aumento en la conciencia social respecto a la necesidad de alimentarse mejor</text:span></text:p>
                <text:p text:style-name="P1"><text:span text:style-name="T2"/></text:p>
                <text:p text:style-name="P1"><text:span text:style-name="T2">- Todos sus platos son vegan friendly</text:span></text:p>
                <text:p text:style-name="P1"><text:span text:style-name="T2"/></text:p>
                <text:p text:style-name="P1"><text:span text:style-name="T2">- El chef principal vivió en Okinawa y tiene experiencia en este tipo de comida</text:span></text:p>
              </table:table-cell>
              <table:table-cell table:style-name="ce1">
                <text:p text:style-name="P1"><text:span text:style-name="T1">Oportunidades</text:span></text:p>
                <text:p text:style-name="P1"/>
                <text:p text:style-name="P1"><text:span text:style-name="T2">- Los clientes pueden hacer el pedido por WhatsApp</text:span></text:p>
                <text:p text:style-name="P1"><text:span text:style-name="T2"/></text:p>
                <text:p text:style-name="P1"><text:span text:style-name="T2">- Los jueves de cada mes imparten talleres de cocina abierta con expertos en alimentación macrobiótica </text:span></text:p>
                <text:p text:style-name="P1"><text:span text:style-name="T2"/></text:p>
                <text:p text:style-name="P1"><text:span text:style-name="T2">- Nuevos canales publicitarios online</text:span></text:p>
                <text:p text:style-name="P1"><text:span text:style-name="T2"/></text:p>
                <text:p text:style-name="P1"><text:span text:style-name="T2">- Menús infantiles</text:span></text:p>
                <text:p text:style-name="P1"><text:span text:style-name="T2"/></text:p>
                <text:p text:style-name="P1"><text:span text:style-name="T2">- Nuevos canales de comunicación con el cliente gracias a las redes sociales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18T09:20:11.189788236</meta:creation-date>
    <dc:date>2021-01-18T09:41:16.848917631</dc:date>
    <meta:editing-duration>PT7M55S</meta:editing-duration>
    <meta:editing-cycles>1</meta:editing-cycles>
    <meta:document-statistic meta:object-count="1"/>
    <meta:generator>LibreOffice/7.0.4.2$Linux_X86_64 LibreOffice_project/00$Build-2</meta:generator>
  </office:meta>
</office:document-meta>
</file>